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images/sc_imagelist.xml" manifest:media-type=""/>
  <manifest:file-entry manifest:full-path="Configurations2/images/Bitmaps/sc_userimages.png" manifest:media-type=""/>
  <manifest:file-entry manifest:full-path="Configurations2/toolbar/custom_toolbar_72f2209f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text-input text:description="">GestioneDati</text:text-input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text-input text:description="">ScegliCategoriaButton</text:text-input></text:p>
          </table:table-cell>
          <table:table-cell table:style-name="Tabella1.B2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2" office:value-type="string">
            <text:p text:style-name="Table_20_Contents"><text:text-input text:description="">Pulsante per scegliere la categoria da selezionare</text:text-input></text:p>
          </table:table-cell>
        </table:table-row>
        <table:table-row>
          <table:table-cell table:style-name="Tabella1.A3" office:value-type="string">
            <text:p text:style-name="Table_20_Contents"><text:text-input text:description="">GestioneDatiControl</text:text-input></text:p>
          </table:table-cell>
          <table:table-cell table:style-name="Tabella1.B3" office:value-type="string">
            <text:p text:style-name="Table_20_Contents"><text:drop-down text:name="Tipo di dato"><text:label text:value="Entity"/><text:label text:current-selected="true" text:value="Control"/><text:label text:value="Boundary"/>Control</text:drop-down></text:p>
          </table:table-cell>
          <table:table-cell table:style-name="Tabella1.C3" office:value-type="string">
            <text:p text:style-name="Table_20_Contents"><text:text-input text:description="">Control che si occupa della gestione dei dati</text:text-input></text:p>
          </table:table-cell>
        </table:table-row>
        <table:table-row>
          <table:table-cell table:style-name="Tabella1.A4" office:value-type="string">
            <text:p text:style-name="Table_20_Contents"><text:text-input text:description="">ScegliStatoButton</text:text-input></text:p>
          </table:table-cell>
          <table:table-cell table:style-name="Tabella1.B4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4" office:value-type="string">
            <text:p text:style-name="Table_20_Contents"><text:text-input text:description="">Pulsante che permette di scegliere lo stato da selezionare</text:text-input></text:p>
          </table:table-cell>
        </table:table-row>
        <table:table-row>
          <table:table-cell table:style-name="Tabella1.A5" office:value-type="string">
            <text:p text:style-name="Table_20_Contents"><text:text-input text:description="">VisualizzaIscrittiPerServizioButton</text:text-input></text:p>
          </table:table-cell>
          <table:table-cell table:style-name="Tabella1.B5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5" office:value-type="string">
            <text:p text:style-name="Table_20_Contents"><text:text-input text:description="">Pulsante che permette di selezionare gli utenti che usufruiscono di un certo servizio</text:text-input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01:46:58.94</meta:creation-date>
    <meta:editing-duration>P0D</meta:editing-duration>
    <meta:editing-cycles>2</meta:editing-cycles>
    <meta:generator>LibreOffice/3.6$Windows_x86 LibreOffice_project/da8c1e6-fd468f4-454e206-f42a4a9-143cfd</meta:generator>
    <dc:date>2012-10-27T01:58:57.72</dc:date>
    <meta:document-statistic meta:table-count="1" meta:image-count="0" meta:object-count="0" meta:page-count="1" meta:paragraph-count="16" meta:word-count="26" meta:character-count="179" meta:non-whitespace-character-count="16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